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26cm"/>
    </style:style>
    <style:style style:name="co2" style:family="table-column">
      <style:table-column-properties fo:break-before="auto" style:column-width="4.42cm"/>
    </style:style>
    <style:style style:name="co3" style:family="table-column">
      <style:table-column-properties fo:break-before="auto" style:column-width="2.087cm"/>
    </style:style>
    <style:style style:name="co4" style:family="table-column">
      <style:table-column-properties fo:break-before="auto" style:column-width="1.60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4.9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4"/>
  </office:automatic-styles>
  <office:body>
    <office:spreadsheet>
      <table:calculation-settings table:automatic-find-labels="false" table:use-regular-expressions="false" table:use-wildcards="true"/>
      <table:table table:name="BOM_Steuergeraet_2025-12-2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Quantity</text:p>
          </table:table-cell>
          <table:table-cell table:number-columns-repeated="2"/>
          <table:table-cell office:value-type="string" calcext:value-type="string">
            <text:p>Prei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iiPo-Akku 3000mAh</text:p>
          </table:table-cell>
          <table:table-cell office:value-type="string" calcext:value-type="string">
            <text:p>B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amazon.de/dp/B0F18ST3K5?ref_=ppx_hzod_title_dt_b_fed_asin_title_0_0&amp;th=1</text:p>
          </table:table-cell>
          <table:table-cell office:value-type="currency" office:currency="EUR" office:value="6.71" calcext:value-type="currency">
            <text:p>6,71 €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lko 10uF 16V</text:p>
          </table:table-cell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tentiometer</text:p>
          </table:table-cell>
          <table:table-cell office:value-type="string" calcext:value-type="string">
            <text:p>H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amazon.de/dp/B0C9QGNDZ4?ref=ppx_yo2ov_dt_b_fed_asin_title&amp;th=1</text:p>
          </table:table-cell>
          <table:table-cell office:value-type="currency" office:currency="EUR" office:value="4.35" calcext:value-type="currency">
            <text:p>4,35 €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chtung 1-0-1</text:p>
          </table:table-cell>
          <table:table-cell office:value-type="string" calcext:value-type="string">
            <text:p>H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amazon.de/dp/B0CYSYCWM9?ref=ppx_yo2ov_dt_b_fed_asin_title&amp;th=1</text:p>
          </table:table-cell>
          <table:table-cell office:value-type="currency" office:currency="EUR" office:value="0.3" calcext:value-type="currency">
            <text:p>0,30 €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icht 1-0-1</text:p>
          </table:table-cell>
          <table:table-cell office:value-type="string" calcext:value-type="string">
            <text:p>H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amazon.de/dp/B0CYSYCWM9?ref=ppx_yo2ov_dt_b_fed_asin_title&amp;th=1</text:p>
          </table:table-cell>
          <table:table-cell office:value-type="currency" office:currency="EUR" office:value="0.3" calcext:value-type="currency">
            <text:p>0,30 €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orn</text:p>
          </table:table-cell>
          <table:table-cell office:value-type="string" calcext:value-type="string">
            <text:p>H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amazon.de/Gebildet-Momentan-Druckknopfschalter-Flachknopf-Wippschalter-Modelleisenbahn-Hobby/dp/B07XRKN3F3/ref=sr_1_31?__mk_de_DE=%C3%85M%C3%85%C5%BD%C3%95%C3%91&amp;crid=12F71QN9DTCJH&amp;dib=eyJ2IjoiMSJ9.5GQPnCFgRsXkKEGkDyplP5PIHSU1z7RfmQueG556QN-gGKpM6i32u3YSiE63veX7V0RcH0EJ2cxufNcADosmZeZzyhskld8kOO4a50YgfeprUxRPsR0O8wsceEdgTyKGRUvVy2gd7HaW5rE0e7ytkVHquJdUpjQ6xMQ3RFo6o6187MGkHG5YfaeMMYgX7Pz8ATpvYcrCeUGMIizmCkBj27Zxe6yfU5UP3zG5GLM6jx5Px830yT_7f6Q9aH_vHuRjlUZp_stHLBtJXUoRVgYoBmPj_DPa_z8uNB_w3OX6sEQ.b726AgXMM45tLSDRWOf1PnpAqnaT--p9g89kl-xY99U&amp;dib_tag=se&amp;keywords=drucktaster%2Brund%2Bmini&amp;qid=1766860288&amp;s=industrial&amp;sprefix=drucktaster%2Brund%2Bmini%2Cindustrial%2C104&amp;sr=1-31&amp;th=1</text:p>
          </table:table-cell>
          <table:table-cell office:value-type="currency" office:currency="EUR" office:value="0.4" calcext:value-type="currency">
            <text:p>0,40 €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isplay (I2C)</text:p>
          </table:table-cell>
          <table:table-cell office:value-type="string" calcext:value-type="string">
            <text:p>H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amazon.de/GERUI-91-Zoll-OLED-LCD-Mikrocontrollern/dp/B0CT2QP43S/ref=sr_1_6?crid=20JRTCNU19ETU&amp;dib=eyJ2IjoiMSJ9.jvFJo1At2mlUVAm599oZ7PbUV3SMJ65zWoLseeyBrz-hwRSYi8DaLG_WPKSsSKCcLODQiVdTMZrkqq1jLsUQ11nQOApN74MU6ZD4KgviQFTP6LT1Vr-PU8JB8HcwUhfn9al7N34gLu17rDnqUhoRn3lvgagn68QR9hD7JmwWIwbztuTuD3_I0cyQY86iLuArNzi8MOOTLfzRTz2XS0Lbl6fKHQV49-_cU1viU73QUr8Dz3cm_CoOyrS2HbeRn2SAaJlm6RxL7Cmt4NgMRqf6YeimHs3pJUCIpJQrpgdjcPI.dnEcJ76K3KxmL8g6PBrp_LLysMCRpXHAafldSFSS7xY&amp;dib_tag=se&amp;keywords=0+91+zoll+oled+display&amp;qid=1766860393&amp;sprefix=0%2C91%2Caps%2C100&amp;sr=8-6</text:p>
          </table:table-cell>
          <table:table-cell office:value-type="currency" office:currency="EUR" office:value="2.7" calcext:value-type="currency">
            <text:p>2,70 €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DR-F-2.54_2x3</text:p>
          </table:table-cell>
          <table:table-cell office:value-type="string" calcext:value-type="string">
            <text:p>H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H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DR-F-2.54_1x2</text:p>
          </table:table-cell>
          <table:table-cell office:value-type="string" calcext:value-type="string">
            <text:p>H8,H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tterie RAW</text:p>
          </table:table-cell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DR-M-2.54_1x1</text:p>
          </table:table-cell>
          <table:table-cell office:value-type="string" calcext:value-type="string">
            <text:p>J2,J3,J4,J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DR-M-2.54_1x2</text:p>
          </table:table-cell>
          <table:table-cell office:value-type="string" calcext:value-type="string">
            <text:p>J6,J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k8</text:p>
          </table:table-cell>
          <table:table-cell office:value-type="string" calcext:value-type="string">
            <text:p>R1,R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R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300R</text:p>
          </table:table-cell>
          <table:table-cell office:value-type="string" calcext:value-type="string">
            <text:p>R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inschalter</text:p>
          </table:table-cell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amazon.de/dp/B0FS1F5N5P?ref=ppx_yo2ov_dt_b_fed_asin_title</text:p>
          </table:table-cell>
          <table:table-cell office:value-type="currency" office:currency="EUR" office:value="0.7" calcext:value-type="currency">
            <text:p>0,70 €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WEMOS_D1_MINI_PRO4</text:p>
          </table:table-cell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amazon.de/dp/B0D66LXTTK?ref=ppx_yo2ov_dt_b_fed_asin_title&amp;th=1</text:p>
          </table:table-cell>
          <table:table-cell office:value-type="currency" office:currency="EUR" office:value="2.75" calcext:value-type="currency">
            <text:p>2,75 €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USB-C Buchse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amazon.de/dp/B0CL9F34GT?ref=ppx_yo2ov_dt_b_fed_asin_title</text:p>
          </table:table-cell>
          <table:table-cell office:value-type="currency" office:currency="EUR" office:value="0.7" calcext:value-type="currency">
            <text:p>0,70 €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attery Shield für WEMO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amazon.de/dp/B07XG817P8?ref=ppx_yo2ov_dt_b_fed_asin_title&amp;th=1</text:p>
          </table:table-cell>
          <table:table-cell office:value-type="currency" office:currency="EUR" office:value="2.2" calcext:value-type="currency">
            <text:p>2,20 €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eiterplatte</text:p>
          </table:table-cell>
          <table:table-cell table:number-columns-repeated="4"/>
          <table:table-cell office:value-type="currency" office:currency="EUR" office:value="1" calcext:value-type="currency">
            <text:p>1,00 €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Kleinteile (Stecker, Widerstände)</text:p>
          </table:table-cell>
          <table:table-cell table:number-columns-repeated="4"/>
          <table:table-cell office:value-type="currency" office:currency="EUR" office:value="2" calcext:value-type="currency">
            <text:p>2,00 €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table:formula="of:=SUM([.G2:.G23])" office:value-type="currency" office:currency="EUR" office:value="24.11" calcext:value-type="currency">
            <text:p>24,11 €</text:p>
          </table:table-cell>
        </table:table-row>
        <table:table-row table:style-name="ro1" table:number-rows-repeated="104855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5">00.00.0000</text:date>, <text:time style:data-style-name="N2" text:time-value="15:14:25.6071508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6-01-25T16:00:04.225755100</dc:date>
    <meta:editing-duration>PT18H31M20S</meta:editing-duration>
    <meta:editing-cycles>3</meta:editing-cycles>
    <meta:generator>LibreOffice/25.2.7.2$Windows_X86_64 LibreOffice_project/5cbfd1ab6520636bb5f7b99185aa69bd7456825d</meta:generator>
    <meta:document-statistic meta:table-count="1" meta:cell-count="110" meta:object-count="0"/>
  </office:meta>
</office:document-meta>
</file>